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70a62" officeooo:paragraph-rsid="00170a62" style:font-weight-asian="bold" style:font-weight-complex="bold"/>
    </style:style>
    <style:style style:name="P2" style:family="paragraph" style:parent-style-name="Standard">
      <style:text-properties officeooo:rsid="00170a62" officeooo:paragraph-rsid="00170a62"/>
    </style:style>
    <style:style style:name="P3" style:family="paragraph" style:parent-style-name="Standard">
      <style:text-properties officeooo:rsid="00182641" officeooo:paragraph-rsid="001baf25"/>
    </style:style>
    <style:style style:name="P4" style:family="paragraph" style:parent-style-name="Standard">
      <style:text-properties officeooo:paragraph-rsid="001baf25"/>
    </style:style>
    <style:style style:name="P5" style:family="paragraph" style:parent-style-name="Standard">
      <style:text-properties officeooo:rsid="001baf25" officeooo:paragraph-rsid="001baf25"/>
    </style:style>
    <style:style style:name="T1" style:family="text">
      <style:text-properties officeooo:rsid="001baf2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pecificação do Protocolo</text:p>
      <text:p text:style-name="P2"/>
      <text:p text:style-name="P4"><text:span text:style-name="T1"><text:tab/>Trama composta por um identificador que a cada número será atribuído um significado, sendo que se este identificador for igual a 1 será uma mensagem de identificação (beacon), se for igual a 2 será uma mensagem de dados (data) e igual a 3 será uma mensagem de ACK.</text:span></text:p>
      <text:p text:style-name="P5">Este identificador será um Int.</text:p>
      <text:p text:style-name="P3"><text:tab/><text:span text:style-name="T1">Dentro da trama da mensagem de dados estará também um campo do tipo byte[] que terá os dados úteis do ficheiro com um máximo de tamanho de 1000 Bytes. Este campo não estará incluído na mensagem beacon.</text:span></text:p>
      <text:p text:style-name="P3"><text:tab/><text:span text:style-name="T1">O servidor HTTP a cada novo beacon, adicionará à lista de servidores ativos, o novo servidor anunciado pela mensagem beac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6T11:36:45.192080504</meta:creation-date>
    <dc:date>2021-04-06T17:53:34.982091982</dc:date>
    <meta:editing-duration>PT1H15M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113" meta:character-count="649" meta:non-whitespace-character-count="538"/>
  </office:meta>
</office:document-meta>
</file>